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</text:p>
      <text:p text:style-name="Preformatted_20_Text"><text:s text:c="2"/>GESTION DE PROCESOS EN LINUX</text:p>
      <text:p text:style-name="Preformatted_20_Text">----------------------------------</text:p>
      <text:p text:style-name="Preformatted_20_Text">Un proceso es una estructura de datos q crea el modulo de </text:p>
      <text:p text:style-name="Preformatted_20_Text">gestion de procesos del kernel para cualquier aplicacion</text:p>
      <text:p text:style-name="Preformatted_20_Text">q el usuario/sistema ejecute. En linux esta estructura de</text:p>
      <text:p text:style-name="Preformatted_20_Text">datos se llama BCP (block-control-process) y se puede ver</text:p>
      <text:p text:style-name="Preformatted_20_Text">en el fichero de codigo fuente del "scheduler":</text:p>
      <text:p text:style-name="Preformatted_20_Text"/>
      <text:p text:style-name="Preformatted_20_Text"><text:s text:c="8"/>sched.h &lt;--- /usr</text:p>
      <text:p text:style-name="Preformatted_20_Text"><text:s text:c="24"/>/src</text:p>
      <text:p text:style-name="Preformatted_20_Text"><text:s text:c="25"/>/linux-headers-&lt;version-kernel&gt;</text:p>
      <text:p text:style-name="Preformatted_20_Text"><text:s text:c="32"/>/include</text:p>
      <text:p text:style-name="Preformatted_20_Text"><text:s text:c="36"/>/linux</text:p>
      <text:p text:style-name="Preformatted_20_Text"/>
      <text:p text:style-name="Preformatted_20_Text"><text:s/>en la definicion de "task_struct" &lt;--- definicion del BCP</text:p>
      <text:p text:style-name="Preformatted_20_Text">(para buscarlo en el fichero: <text:s/>less sched.h</text:p>
      <text:p text:style-name="Preformatted_20_Text"><text:s/>pulsas shift+7: <text:s/>/task_struct</text:p>
      <text:p text:style-name="Preformatted_20_Text"><text:s/>vas pulsando "n" (next) hasta alcanzar la linea donde pone</text:p>
      <text:p text:style-name="Preformatted_20_Text">al comienzo: </text:p>
      <text:p text:style-name="Preformatted_20_Text"><text:s text:c="16"/>struct task_struct {</text:p>
      <text:p text:style-name="Preformatted_20_Text"><text:s text:c="16"/>...</text:p>
      <text:p text:style-name="Preformatted_20_Text"/>
      <text:p text:style-name="Preformatted_20_Text"/>
      <text:p text:style-name="Preformatted_20_Text">el tipo de info q se almacena en el BCP:</text:p>
      <text:p text:style-name="Preformatted_20_Text"><text:s text:c="8"/>- pid del proceso (process-identifier)</text:p>
      <text:p text:style-name="Preformatted_20_Text"><text:s text:c="8"/>- ppid del proceso (parent-process-identifier)</text:p>
      <text:p text:style-name="Preformatted_20_Text"><text:s text:c="8"/>en linux todo proceso tiene un proceso padre del </text:p>
      <text:p text:style-name="Preformatted_20_Text"><text:s text:c="8"/>que nace o se crea (el proceso hijo se crea a partir</text:p>
      <text:p text:style-name="Preformatted_20_Text"><text:s text:c="8"/>del padre por una labor de "duplicado" ---&gt; fork()</text:p>
      <text:p text:style-name="Preformatted_20_Text"><text:s text:c="8"/>es una funcion del sistema del kernel, luego el </text:p>
      <text:p text:style-name="Preformatted_20_Text"><text:s text:c="8"/>proceso padre lo q hace es sustituir la info del </text:p>
      <text:p text:style-name="Preformatted_20_Text"><text:s text:c="8"/>hijo en ese proceso duplicado: <text:s/>man fork)</text:p>
      <text:p text:style-name="Preformatted_20_Text"/>
      <text:p text:style-name="Preformatted_20_Text"><text:s text:c="8"/>en linux todo proceso tiene un padre, el padre de</text:p>
      <text:p text:style-name="Preformatted_20_Text"><text:s text:c="8"/>todos seria init o systemd</text:p>
      <text:p text:style-name="Preformatted_20_Text"/>
      <text:p text:style-name="Preformatted_20_Text"/>
      <text:p text:style-name="Preformatted_20_Text"><text:s text:c="8"/>- prioridad del proceso(base), bondad del proceso</text:p>
      <text:p text:style-name="Preformatted_20_Text"><text:s text:c="10"/>o prioridad dinamica del proceso. </text:p>
      <text:p text:style-name="Preformatted_20_Text"><text:s text:c="10"/>La prioridad depende del algoritmo de planifica</text:p>
      <text:p text:style-name="Preformatted_20_Text"><text:s text:c="8"/>cion a la q pertenece el proceso (el comando</text:p>
      <text:p text:style-name="Preformatted_20_Text"><text:s text:c="8"/>chrt -m <text:s text:c="2"/>&lt;---- muestra rango, suele ir:</text:p>
      <text:p text:style-name="Preformatted_20_Text"><text:s text:c="17"/>1 prioridad minima - 99 prioridad <text:s/>maxima</text:p>
      <text:p text:style-name="Preformatted_20_Text"/>
      <text:p text:style-name="Preformatted_20_Text"><text:s text:c="9"/>la bondad (nice) es una forma de cambio de la </text:p>
      <text:p text:style-name="Preformatted_20_Text"><text:s text:c="8"/>prioridad de forma dinamica (cuando los hilos del</text:p>
      <text:p text:style-name="Preformatted_20_Text"><text:s text:c="8"/>proceso se estan ejecutando ya), a MAYOR BONDAD </text:p>
      <text:p text:style-name="Preformatted_20_Text"><text:s text:c="8"/>MENOR PRIORIDAD (pq cede los recursos a otros</text:p>
      <text:p text:style-name="Preformatted_20_Text"><text:s text:c="8"/>procesos)</text:p>
      <text:p text:style-name="Preformatted_20_Text"/>
      <text:p text:style-name="Preformatted_20_Text"><text:s text:c="8"/>valores de la bondad -19 <text:s text:c="3"/>a <text:s text:c="2"/>+20</text:p>
      <text:p text:style-name="Preformatted_20_Text"><text:s text:c="29"/>alta.p <text:s text:c="4"/>baja.p</text:p>
      <text:p text:style-name="Preformatted_20_Text"/>
      <text:p text:style-name="Preformatted_20_Text"/>
      <text:p text:style-name="Preformatted_20_Text"><text:s text:c="8"/>- tipo de planificacion de los hilos del proceso.</text:p>
      <text:p text:style-name="Preformatted_20_Text"><text:s text:c="8"/>El scheduler en linux tiene hasta 5 algoritmos de</text:p>
      <text:p text:style-name="Preformatted_20_Text"><text:s text:c="8"/>planificacion diferentes a la hora de meter los </text:p>
      <text:p text:style-name="Preformatted_20_Text"><text:s text:c="8"/>hilos de los procesos en la CPU (man sched):</text:p>
      <text:p text:style-name="Preformatted_20_Text"/>
      <text:p text:style-name="Preformatted_20_Text"><text:s text:c="16"/>SCHED_OTHER &lt;--- round robin basado en </text:p>
      <text:p text:style-name="Preformatted_20_Text"><text:s text:c="24"/>prioridades (como en windows)</text:p>
      <text:p text:style-name="Preformatted_20_Text"/>
      <text:p text:style-name="Preformatted_20_Text"><text:s text:c="16"/>SCHED_RR &lt;---- round robin sin prioridades</text:p>
      <text:p text:style-name="Preformatted_20_Text"><text:soft-page-break/><text:s text:c="16"/>SCHED_BATCH &lt;-- algoritmo para procesos en</text:p>
      <text:p text:style-name="Preformatted_20_Text"><text:s text:c="32"/>segundo plano</text:p>
      <text:p text:style-name="Preformatted_20_Text"><text:s text:c="16"/>SCHED_FIFO &lt;--- algoritmo para procesos en</text:p>
      <text:p text:style-name="Preformatted_20_Text"><text:s text:c="32"/>segundo plano con menor </text:p>
      <text:p text:style-name="Preformatted_20_Text"><text:s text:c="32"/>prioridad q los BATCH</text:p>
      <text:p text:style-name="Preformatted_20_Text"><text:s text:c="32"/>First in-First Out</text:p>
      <text:p text:style-name="Preformatted_20_Text"/>
      <text:p text:style-name="Preformatted_20_Text"/>
      <text:p text:style-name="Preformatted_20_Text"><text:s text:c="16"/>SCHED_IDLE &lt;--- algoritmo para procesos de</text:p>
      <text:p text:style-name="Preformatted_20_Text"><text:s text:c="32"/>muy baja prioridad q estan</text:p>
      <text:p text:style-name="Preformatted_20_Text"><text:s text:c="32"/>en estado waiting durante</text:p>
      <text:p text:style-name="Preformatted_20_Text"><text:s text:c="32"/>mucho tiempo</text:p>
      <text:p text:style-name="Preformatted_20_Text"/>
      <text:p text:style-name="Preformatted_20_Text"/>
      <text:p text:style-name="Preformatted_20_Text"/>
      <text:p text:style-name="Preformatted_20_Text"><text:s text:c="8"/>CPU &lt;--- core1 <text:s/>core2 core3 ...</text:p>
      <text:p text:style-name="Preformatted_20_Text"><text:s text:c="17"/>hilo1 <text:s/>hilo3 <text:s/>hilo15</text:p>
      <text:p text:style-name="Preformatted_20_Text"><text:s text:c="16"/>proc1 <text:s text:c="2"/>proc2 <text:s/>proc3</text:p>
      <text:p text:style-name="Preformatted_20_Text"><text:s text:c="17"/>|---------|-----|</text:p>
      <text:p text:style-name="Preformatted_20_Text"><text:s text:c="24"/>|</text:p>
      <text:p text:style-name="Preformatted_20_Text"><text:s text:c="24"/>SCHEDULER</text:p>
      <text:p text:style-name="Preformatted_20_Text"><text:s text:c="8"/>|---------------------------------------|</text:p>
      <text:p text:style-name="Preformatted_20_Text"><text:s text:c="4"/>Sched-other <text:s text:c="8"/>Sched-RR <text:s/>Sched-FIFO <text:s/>...</text:p>
      <text:p text:style-name="Preformatted_20_Text"><text:s text:c="8"/>| <text:s text:c="16"/>| <text:s text:c="12"/>|</text:p>
      <text:p text:style-name="Preformatted_20_Text"><text:s/>proc4-proc15-proc21 <text:s text:c="2"/>proc10-proc22 <text:s/>proc101-proc50</text:p>
      <text:p text:style-name="Preformatted_20_Text"><text:s/>----- <text:s text:c="23"/>------ <text:s/>-------</text:p>
      <text:p text:style-name="Preformatted_20_Text"><text:s/>next <text:s text:c="25"/>next <text:s text:c="3"/>next</text:p>
      <text:p text:style-name="Preformatted_20_Text"/>
      <text:p text:style-name="Preformatted_20_Text"/>
      <text:p text:style-name="Preformatted_20_Text"><text:s text:c="8"/>- el ejecutable a lanzar por el proceso </text:p>
      <text:p text:style-name="Preformatted_20_Text"><text:s text:c="9"/>(nombre, directorio donde se encuentra)</text:p>
      <text:p text:style-name="Preformatted_20_Text"/>
      <text:p text:style-name="Preformatted_20_Text"><text:s text:c="8"/>- variables de entorno para el funcionamiento</text:p>
      <text:p text:style-name="Preformatted_20_Text"><text:s text:c="8"/>del ejecutable</text:p>
      <text:p text:style-name="Preformatted_20_Text"/>
      <text:p text:style-name="Preformatted_20_Text"><text:s text:c="8"/>- Usuario Real(UID),Usuario Efectivo(EUID),</text:p>
      <text:p text:style-name="Preformatted_20_Text"><text:s text:c="8"/>Grupo Real(GID), Grupo Efectivo(EGID) q lanza el</text:p>
      <text:p text:style-name="Preformatted_20_Text"><text:s text:c="9"/>ejecutable del proceso</text:p>
      <text:p text:style-name="Preformatted_20_Text"/>
      <text:p text:style-name="Preformatted_20_Text"><text:s text:c="8"/>- regiones de memoria real, memoria virtual(swap), </text:p>
      <text:p text:style-name="Preformatted_20_Text"><text:s text:c="8"/>registros de CPU, uso de CPU</text:p>
      <text:p text:style-name="Preformatted_20_Text"/>
      <text:p text:style-name="Preformatted_20_Text"><text:s text:c="8"/>- estado del proceso (de los hilos)</text:p>
      <text:p text:style-name="Preformatted_20_Text"/>
      <text:p text:style-name="Preformatted_20_Text"><text:s text:c="8"/></text:p>
      <text:p text:style-name="Preformatted_20_Text"><text:s text:c="4"/>Zombie &lt;---Runnig(Executing)-----&gt; Terminated</text:p>
      <text:p text:style-name="Preformatted_20_Text"><text:s text:c="18"/>|</text:p>
      <text:p text:style-name="Preformatted_20_Text"><text:s text:c="18"/>|</text:p>
      <text:p text:style-name="Preformatted_20_Text"><text:s text:c="16"/>Ready &lt;--------------------(created)</text:p>
      <text:p text:style-name="Preformatted_20_Text"><text:s text:c="18"/>|-----------|</text:p>
      <text:p text:style-name="Preformatted_20_Text"><text:s text:c="18"/>| <text:s text:c="10"/>|</text:p>
      <text:p text:style-name="Preformatted_20_Text"><text:s text:c="16"/>Waiting &lt;-----&gt; Sleeping</text:p>
      <text:p text:style-name="Preformatted_20_Text"/>
      <text:p text:style-name="Preformatted_20_Text"/>
      <text:p text:style-name="Preformatted_20_Text">DIRECTORIO VIRUTAL /proc</text:p>
      <text:p text:style-name="Preformatted_20_Text">-------------------------</text:p>
      <text:p text:style-name="Preformatted_20_Text">el kernel de linux reserva en RAM una region exclusiva <text:s/>para</text:p>
      <text:p text:style-name="Preformatted_20_Text">almacenar toda la informacion del arbol de procesos (en esta</text:p>
      <text:p text:style-name="Preformatted_20_Text">region se almacenan los BCPs de todos los procesos)</text:p>
      <text:p text:style-name="Preformatted_20_Text"/>
      <text:p text:style-name="Preformatted_20_Text">esta informacion en RAM la organiza como si fuera un sist.</text:p>
      <text:p text:style-name="Preformatted_20_Text">de ficheros "virtual"(se destruye cuando se apaga el ordena)</text:p>
      <text:p text:style-name="Preformatted_20_Text"/>
      <text:p text:style-name="Preformatted_20_Text"><text:s text:c="8"/>- cada BCP de un proceso se representa por un</text:p>
      <text:p text:style-name="Preformatted_20_Text"><text:soft-page-break/><text:s text:c="8"/>directorio de nombre el PID de ese proceso.</text:p>
      <text:p text:style-name="Preformatted_20_Text"><text:s text:c="8"/>p.e: systemd (proceso padre de todos) PID:1</text:p>
      <text:p text:style-name="Preformatted_20_Text"/>
      <text:p text:style-name="Preformatted_20_Text"><text:s text:c="8"/>/proc</text:p>
      <text:p text:style-name="Preformatted_20_Text"><text:s text:c="11"/>\1 &lt;---directorio almacena el BCP de systemd</text:p>
      <text:p text:style-name="Preformatted_20_Text"><text:s text:c="8"/></text:p>
      <text:p text:style-name="Preformatted_20_Text"><text:s text:c="8"/>en estos directorios te muestra toda la info del</text:p>
      <text:p text:style-name="Preformatted_20_Text"><text:s text:c="8"/>BCP del proceso:</text:p>
      <text:p text:style-name="Preformatted_20_Text"><text:s text:c="16"/>link "exe" &lt;---- ejecutable</text:p>
      <text:p text:style-name="Preformatted_20_Text"><text:s text:c="16"/>fich. "environ" &lt;--- variables de entorno</text:p>
      <text:p text:style-name="Preformatted_20_Text"><text:s text:c="16"/>fich. "maps" &lt;---zonas de memoria de las</text:p>
      <text:p text:style-name="Preformatted_20_Text"><text:s text:c="24"/>librerias q usa el ejecutable</text:p>
      <text:p text:style-name="Preformatted_20_Text"><text:s text:c="16"/>fich. "sched" &lt;--- detalles de planificacion</text:p>
      <text:p text:style-name="Preformatted_20_Text"/>
      <text:p text:style-name="Preformatted_20_Text"/>
      <text:p text:style-name="Preformatted_20_Text"><text:s text:c="8"/>- el resto de ficheros/directorios de /proc q no</text:p>
      <text:p text:style-name="Preformatted_20_Text"><text:s text:c="8"/>son bcps de procesos hacen referencia a la config.</text:p>
      <text:p text:style-name="Preformatted_20_Text"><text:s text:c="8"/>del kernel y del hardware del equipo</text:p>
      <text:p text:style-name="Preformatted_20_Text"/>
      <text:p text:style-name="Preformatted_20_Text">---------------------------------------------------------</text:p>
      <text:p text:style-name="Preformatted_20_Text">COMANDOS DE GESTION DE PROCESOS EN BASH</text:p>
      <text:p text:style-name="Preformatted_20_Text"/>
      <text:p text:style-name="Preformatted_20_Text">ps &lt;---- es el comando q te muestra la lista de procesos</text:p>
      <text:p text:style-name="Preformatted_20_Text"><text:s text:c="8"/>en ejecucion en ese instante</text:p>
      <text:p text:style-name="Preformatted_20_Text"/>
      <text:p text:style-name="Preformatted_20_Text"><text:s text:c="2"/>al comando ps le puedes pasar opciones en funcion de</text:p>
      <text:p text:style-name="Preformatted_20_Text"><text:s/>la info q quieras mostrar: (man ps o mejor: ps --ayuda t)</text:p>
      <text:p text:style-name="Preformatted_20_Text"/>
      <text:p text:style-name="Preformatted_20_Text"><text:s text:c="8"/>ps -opcion1 valor <text:s/>-opcion2 valor ....</text:p>
      <text:p text:style-name="Preformatted_20_Text"/>
      <text:p text:style-name="Preformatted_20_Text">tienes opciones de:</text:p>
      <text:p text:style-name="Preformatted_20_Text"/>
      <text:p text:style-name="Preformatted_20_Text"><text:s text:c="8"/>- formato de salida de la informacion:</text:p>
      <text:p text:style-name="Preformatted_20_Text"><text:s text:c="16"/>-f ----&gt; full format (uid,pid,ppid,</text:p>
      <text:p text:style-name="Preformatted_20_Text"><text:s text:c="24"/>start-time,tty o consola,</text:p>
      <text:p text:style-name="Preformatted_20_Text"><text:s text:c="25"/>time o tiempo de ejecucion, cmd o</text:p>
      <text:p text:style-name="Preformatted_20_Text"><text:s text:c="24"/>aplicacion q ejecuta el proceso)</text:p>
      <text:p text:style-name="Preformatted_20_Text"><text:s text:c="16"/>- H ----&gt; muestra la lista de procesos</text:p>
      <text:p text:style-name="Preformatted_20_Text"><text:s text:c="24"/>en forma jerarquica (arbol de</text:p>
      <text:p text:style-name="Preformatted_20_Text"><text:s text:c="24"/>procesos)</text:p>
      <text:p text:style-name="Preformatted_20_Text"/>
      <text:p text:style-name="Preformatted_20_Text"><text:s text:c="16"/>-l ---&gt; version extendida de -f q muestra</text:p>
      <text:p text:style-name="Preformatted_20_Text"><text:s text:c="24"/>estado del proceso, prioridad y</text:p>
      <text:p text:style-name="Preformatted_20_Text"><text:s text:c="24"/>bondad</text:p>
      <text:p text:style-name="Preformatted_20_Text"/>
      <text:p text:style-name="Preformatted_20_Text"><text:s text:c="16"/>-o prop,prop,prop,... ---&gt; la opcion -o</text:p>
      <text:p text:style-name="Preformatted_20_Text"><text:s text:c="24"/>es la mas potente pq permite </text:p>
      <text:p text:style-name="Preformatted_20_Text"><text:s text:c="24"/>personalizar lo q quieres mostrar</text:p>
      <text:p text:style-name="Preformatted_20_Text"><text:s text:c="24"/>de cadda proceso. Para ver q valores</text:p>
      <text:p text:style-name="Preformatted_20_Text"><text:s text:c="24"/>puedes poner en cada prop ir a</text:p>
      <text:p text:style-name="Preformatted_20_Text"><text:s text:c="24"/>man ps ----&gt; seccion: </text:p>
      <text:p text:style-name="Preformatted_20_Text"><text:s text:c="32"/>STANDARD FORMAT SPECIFIERS</text:p>
      <text:p text:style-name="Preformatted_20_Text"/>
      <text:p text:style-name="Preformatted_20_Text"><text:s text:c="24"/>(linea 595 aprox)</text:p>
      <text:p text:style-name="Preformatted_20_Text"/>
      <text:p text:style-name="Preformatted_20_Text"><text:s text:c="16"/>ej: quiero simular con -o la opcion -f:</text:p>
      <text:p text:style-name="Preformatted_20_Text"/>
      <text:p text:style-name="Preformatted_20_Text"><text:s text:c="16"/>ps -f</text:p>
      <text:p text:style-name="Preformatted_20_Text"><text:s text:c="16"/>ps -o euser,pid,ppid,stime,tty,time,cmd</text:p>
      <text:p text:style-name="Preformatted_20_Text"/>
      <text:p text:style-name="Preformatted_20_Text"/>
      <text:p text:style-name="Preformatted_20_Text"><text:s text:c="8"/>- seleccion o filtro de procesos a mostrar</text:p>
      <text:p text:style-name="Preformatted_20_Text"/>
      <text:p text:style-name="Preformatted_20_Text"><text:s text:c="16"/>-e &lt;-----muestra tooooooooodos los procesos</text:p>
      <text:p text:style-name="Preformatted_20_Text"><text:soft-page-break/><text:s text:c="24"/>q existen en ejecucion en ese</text:p>
      <text:p text:style-name="Preformatted_20_Text"><text:s text:c="24"/>instante</text:p>
      <text:p text:style-name="Preformatted_20_Text"/>
      <text:p text:style-name="Preformatted_20_Text"><text:s text:c="16"/>-p PID &lt;---- muestras la info del proceso</text:p>
      <text:p text:style-name="Preformatted_20_Text"><text:s text:c="26"/>con ese pid</text:p>
      <text:p text:style-name="Preformatted_20_Text"/>
      <text:p text:style-name="Preformatted_20_Text"><text:s text:c="16"/>ej:</text:p>
      <text:p text:style-name="Preformatted_20_Text"><text:s text:c="24"/>ps -f -p 1</text:p>
      <text:p text:style-name="Preformatted_20_Text"/>
      <text:p text:style-name="Preformatted_20_Text"/>
      <text:p text:style-name="Preformatted_20_Text"><text:s text:c="16"/>-C CMD &lt;--- muestras la info del proceso</text:p>
      <text:p text:style-name="Preformatted_20_Text"><text:s text:c="24"/>que ejecuta ese comando o aplicacion</text:p>
      <text:p text:style-name="Preformatted_20_Text"/>
      <text:p text:style-name="Preformatted_20_Text"><text:s text:c="16"/>ej:</text:p>
      <text:p text:style-name="Preformatted_20_Text"><text:s text:c="18"/>ps -f -C firefox</text:p>
      <text:p text:style-name="Preformatted_20_Text"><text:s text:c="18"/>ps -o pid,ppid,uid,%cpu,cmd -C firefox</text:p>
      <text:p text:style-name="Preformatted_20_Text"/>
      <text:p text:style-name="Preformatted_20_Text"/>
      <text:p text:style-name="Preformatted_20_Text"><text:s text:c="16"/>-u uid o nombre_usuario &lt;---- seleccionas</text:p>
      <text:p text:style-name="Preformatted_20_Text"><text:s text:c="24"/>los procesos q pertenecen a ese</text:p>
      <text:p text:style-name="Preformatted_20_Text"><text:s text:c="24"/>usuario</text:p>
      <text:p text:style-name="Preformatted_20_Text"/>
      <text:p text:style-name="Preformatted_20_Text"><text:s text:c="16"/>ej: procesos del usuario _Neo_ :</text:p>
      <text:p text:style-name="Preformatted_20_Text"/>
      <text:p text:style-name="Preformatted_20_Text"><text:s text:c="24"/>ps -l -H -u _Neo_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16"/>-g gid o nombre_grupo &lt;---- seleccionas</text:p>
      <text:p text:style-name="Preformatted_20_Text"><text:s text:c="24"/>los procesos q pertenecen a ese</text:p>
      <text:p text:style-name="Preformatted_20_Text"><text:s text:c="24"/>grupo</text:p>
      <text:p text:style-name="Preformatted_20_Text"/>
      <text:p text:style-name="Preformatted_20_Text"/>
      <text:p text:style-name="Preformatted_20_Text"><text:s text:c="16"/>ej: procesos lanzados por los usuarios</text:p>
      <text:p text:style-name="Preformatted_20_Text"><text:s text:c="16"/>q pertenecen al grupo administradores:</text:p>
      <text:p text:style-name="Preformatted_20_Text"/>
      <text:p text:style-name="Preformatted_20_Text"><text:s text:c="24"/>ps -H -g root</text:p>
      <text:p text:style-name="Preformatted_20_Text"/>
      <text:p text:style-name="Preformatted_20_Text">cambiar el estado de un proceso mandandole una seÃ±al</text:p>
      <text:p text:style-name="Preformatted_20_Text">----------------------------------------------------</text:p>
      <text:p text:style-name="Preformatted_20_Text">para hacer esto, se usa el comando:</text:p>
      <text:p text:style-name="Preformatted_20_Text"/>
      <text:p text:style-name="Preformatted_20_Text"><text:s text:c="8"/>kill [-opciones]</text:p>
      <text:p text:style-name="Preformatted_20_Text"><text:s text:c="14"/>---------</text:p>
      <text:p text:style-name="Preformatted_20_Text"><text:s text:c="16"/>\--&gt;</text:p>
      <text:p text:style-name="Preformatted_20_Text"><text:s text:c="24"/>-l &lt;---lista todas las seÃ±ales q</text:p>
      <text:p text:style-name="Preformatted_20_Text"><text:s text:c="32"/>puedes mandar a un proceso</text:p>
      <text:p text:style-name="Preformatted_20_Text"><text:s text:c="24"/>-s nombre_seÃ±al &lt;---mandas esa seÃ±al</text:p>
      <text:p text:style-name="Preformatted_20_Text"><text:s text:c="40"/>al proceso</text:p>
      <text:p text:style-name="Preformatted_20_Text"><text:s text:c="24"/>-n numero_seÃ±al&lt;--mandas ese nÂº de</text:p>
      <text:p text:style-name="Preformatted_20_Text"><text:s text:c="40"/>seÃ±al al proceso</text:p>
      <text:p text:style-name="Preformatted_20_Text"/>
      <text:p text:style-name="Preformatted_20_Text"><text:s text:c="8"/>ej:</text:p>
      <text:p text:style-name="Preformatted_20_Text"><text:s text:c="16"/>kill -s SIGTERM 5667</text:p>
      <text:p text:style-name="Preformatted_20_Text"><text:s text:c="32"/>----</text:p>
      <text:p text:style-name="Preformatted_20_Text"><text:s text:c="34"/>\--&gt; pid del proceso</text:p>
      <text:p text:style-name="Preformatted_20_Text"><text:s text:c="40"/>al q mando la seÃ±al</text:p>
      <text:p text:style-name="Preformatted_20_Text"><text:s text:c="40"/>SIGTERM</text:p>
      <text:p text:style-name="Preformatted_20_Text"/>
      <text:p text:style-name="Preformatted_20_Text"/>
      <text:p text:style-name="Preformatted_20_Text">comandos:</text:p>
      <text:p text:style-name="Preformatted_20_Text"><text:s text:c="8"/>pkill ----&gt; es capaz de mandar una seÃ±al a un</text:p>
      <text:p text:style-name="Preformatted_20_Text"><text:s text:c="16"/>conjunto de procesos q cumplen un</text:p>
      <text:p text:style-name="Preformatted_20_Text"><text:soft-page-break/><text:s text:c="16"/>determinado patron, en vez de ir uno </text:p>
      <text:p text:style-name="Preformatted_20_Text"><text:s text:c="16"/>a uno q es lo q tendrias q hacer con kill</text:p>
      <text:p text:style-name="Preformatted_20_Text"/>
      <text:p text:style-name="Preformatted_20_Text"><text:s text:c="16"/>pkill [-opciones] patron_procesos</text:p>
      <text:p text:style-name="Preformatted_20_Text"/>
      <text:p text:style-name="Preformatted_20_Text"/>
      <text:p text:style-name="Preformatted_20_Text"><text:s text:c="8"/>ej:</text:p>
      <text:p text:style-name="Preformatted_20_Text"><text:s text:c="4"/>pkill -SIGTERM "^\(firefox\|gedit\|bash\)$"</text:p>
      <text:p text:style-name="Preformatted_20_Text"/>
      <text:p text:style-name="Preformatted_20_Text"><text:s text:c="8"/>es equivalente a:</text:p>
      <text:p text:style-name="Preformatted_20_Text"/>
      <text:p text:style-name="Preformatted_20_Text"/>
      <text:p text:style-name="Preformatted_20_Text"><text:s text:c="3"/>kill -s SIGTERM `ps --no-headers -o pid -C gedit`</text:p>
      <text:p text:style-name="Preformatted_20_Text"><text:s/>o kill -s SIGTERM `pidof gedit`</text:p>
      <text:p text:style-name="Preformatted_20_Text"/>
      <text:p text:style-name="Preformatted_20_Text"><text:s text:c="3"/>kill -s SIGTERM `ps --no-headers -o pid -C bash`</text:p>
      <text:p text:style-name="Preformatted_20_Text"><text:s text:c="3"/>kill -s SIGTERM `ps --no-headers -o pid -C firefox`</text:p>
      <text:p text:style-name="Preformatted_20_Text"><text:s text:c="20"/>---------------------------------</text:p>
      <text:p text:style-name="Preformatted_20_Text"><text:s text:c="26"/>\--- el resultado del cmando ps</text:p>
      <text:p text:style-name="Preformatted_20_Text"><text:s text:c="32"/>se incruta aqui</text:p>
      <text:p text:style-name="Preformatted_20_Text"/>
      <text:p text:style-name="Preformatted_20_Text"><text:s text:c="8"/>pid=`ps --no-headers -o pid -C firefox`</text:p>
      <text:p text:style-name="Preformatted_20_Text"><text:s text:c="8"/>kill -s SIGTERM $pid</text:p>
      <text:p text:style-name="Preformatted_20_Text"/>
      <text:p text:style-name="Preformatted_20_Text">comandos para cambiar la prioridad de un proceso</text:p>
      <text:p text:style-name="Preformatted_20_Text">------------------------------------------------</text:p>
      <text:p text:style-name="Preformatted_20_Text">mas q la prioridad lo q cambian es la bondad del proceso</text:p>
      <text:p text:style-name="Preformatted_20_Text">(es justo lo opuesto a la prioridad, cuanto "mas bondadoso"</text:p>
      <text:p text:style-name="Preformatted_20_Text">es un proceso, mas recursos cede al resto, con lo q tarda</text:p>
      <text:p text:style-name="Preformatted_20_Text">mas en ejecutarse y su prioridad baja)</text:p>
      <text:p text:style-name="Preformatted_20_Text"/>
      <text:p text:style-name="Preformatted_20_Text">la bondad puede ir de +20 <text:s text:c="5"/>a <text:s text:c="3"/>-19</text:p>
      <text:p text:style-name="Preformatted_20_Text"><text:s text:c="21"/>(poca pri) <text:s text:c="3"/>(mucha pri)</text:p>
      <text:p text:style-name="Preformatted_20_Text"/>
      <text:p text:style-name="Preformatted_20_Text">dos casos:</text:p>
      <text:p text:style-name="Preformatted_20_Text"><text:s text:c="8"/>- el comando "nice" se usa para procesos q aun</text:p>
      <text:p text:style-name="Preformatted_20_Text"><text:s text:c="8"/>no se han inicializado y quieres q comiencen con</text:p>
      <text:p text:style-name="Preformatted_20_Text"><text:s text:c="8"/>una determinada bondad</text:p>
      <text:p text:style-name="Preformatted_20_Text"/>
      <text:p text:style-name="Preformatted_20_Text"><text:s text:c="16"/>nice -n nÂº_bondad <text:s/>comando</text:p>
      <text:p text:style-name="Preformatted_20_Text"/>
      <text:p text:style-name="Preformatted_20_Text"><text:s text:c="8"/>ej: yo quiero ejecutar firefox desde el comienzo</text:p>
      <text:p text:style-name="Preformatted_20_Text"><text:s text:c="8"/>con baja prioridad=&gt; bondad positiva, de +1 a +20</text:p>
      <text:p text:style-name="Preformatted_20_Text"/>
      <text:p text:style-name="Preformatted_20_Text"><text:s text:c="16"/>nice -n 10 firefox</text:p>
      <text:p text:style-name="Preformatted_20_Text"/>
      <text:p text:style-name="Preformatted_20_Text"><text:s text:c="8"/>-----------------------------------</text:p>
      <text:p text:style-name="Preformatted_20_Text"><text:s text:c="8"/>practica con nice, jobs, fg, bg, &amp;</text:p>
      <text:p text:style-name="Preformatted_20_Text"><text:s text:c="8"/>-----------------------------------</text:p>
      <text:p text:style-name="Preformatted_20_Text">1. <text:s/>lanzar la calculadora (gnome-calculator) con bondad </text:p>
      <text:p text:style-name="Preformatted_20_Text">positiva (baja prioridad): 20 a 0.</text:p>
      <text:p text:style-name="Preformatted_20_Text">ponerlo en background nada mas lanzarlo</text:p>
      <text:p text:style-name="Preformatted_20_Text">2. <text:s/>comprobarlo con jobs</text:p>
      <text:p text:style-name="Preformatted_20_Text">3. <text:s/>pasarlo a primer plano con fg</text:p>
      <text:p text:style-name="Preformatted_20_Text">4. <text:s/>pararlo con ctr+Z</text:p>
      <text:p text:style-name="Preformatted_20_Text">5. <text:s/>comprobar con jobs q esta Detenido</text:p>
      <text:p text:style-name="Preformatted_20_Text">6. <text:s/>volver a lanzar su ejecucion en segundo plano con bg</text:p>
      <text:p text:style-name="Preformatted_20_Text">7. <text:s/>volverlo a pasar a primer plano con fg</text:p>
      <text:p text:style-name="Preformatted_20_Text">8. <text:s/>parar el proceso con ctrl+C</text:p>
      <text:p text:style-name="Preformatted_20_Text">9. comprobar q no existe con jobs</text:p>
      <text:p text:style-name="Preformatted_20_Text"><text:s/>----------------------</text:p>
      <text:p text:style-name="Preformatted_20_Text">1. nice -n 10 gnome-calculator <text:s/>&amp;</text:p>
      <text:p text:style-name="Preformatted_20_Text">2. jobs ------&gt; sale:</text:p>
      <text:p text:style-name="Preformatted_20_Text"><text:s text:c="9"/>[1]+ <text:s/>Ejecutando <text:s text:c="3"/>nice -n 10 gnome-calculator &amp;</text:p>
      <text:p text:style-name="Preformatted_20_Text"><text:soft-page-break/></text:p>
      <text:p text:style-name="Preformatted_20_Text">3. fg %1 </text:p>
      <text:p text:style-name="Preformatted_20_Text">4. pulsamos Ctrl+Z ----&gt; te muestra [1]+ Detenido ...</text:p>
      <text:p text:style-name="Preformatted_20_Text"/>
      <text:p text:style-name="Preformatted_20_Text">5. jobs ------&gt; sale:</text:p>
      <text:p text:style-name="Preformatted_20_Text"><text:s text:c="8"/>[1]+ <text:s/>Detenido <text:s text:c="6"/>nice -n 10 gnome-calculator</text:p>
      <text:p text:style-name="Preformatted_20_Text">6. bg %1</text:p>
      <text:p text:style-name="Preformatted_20_Text"/>
      <text:p text:style-name="Preformatted_20_Text">7. fg %1</text:p>
      <text:p text:style-name="Preformatted_20_Text">8. pulsamos Ctrl+C</text:p>
      <text:p text:style-name="Preformatted_20_Text">9. jobs</text:p>
      <text:p text:style-name="Preformatted_20_Text">-------------------------------------------</text:p>
      <text:p text:style-name="Preformatted_20_Text"/>
      <text:p text:style-name="Preformatted_20_Text"><text:s/>- si el proceso asociado a una aplicacion YA SE ESTA</text:p>
      <text:p text:style-name="Preformatted_20_Text">EJECUTANDO no puedo usar nice para cambiar la bondad, </text:p>
      <text:p text:style-name="Preformatted_20_Text">tienes q usar el comando "renice"</text:p>
      <text:p text:style-name="Preformatted_20_Text"/>
      <text:p text:style-name="Preformatted_20_Text"><text:s text:c="8"/>renice -n nÂºbondad -p pid_proceso </text:p>
      <text:p text:style-name="Preformatted_20_Text"/>
      <text:p text:style-name="Preformatted_20_Text"><text:s text:c="2"/>ej: ejecutamos la calculadora y la ponemos en segundo</text:p>
      <text:p text:style-name="Preformatted_20_Text"><text:s text:c="5"/>plano:</text:p>
      <text:p text:style-name="Preformatted_20_Text"><text:s text:c="13"/>gnome-calculator &amp;</text:p>
      <text:p text:style-name="Preformatted_20_Text"/>
      <text:p text:style-name="Preformatted_20_Text"><text:s text:c="4"/>vemos del proceso asociado su pid,ppid,prioridad,...</text:p>
      <text:p text:style-name="Preformatted_20_Text"/>
      <text:p text:style-name="Preformatted_20_Text"><text:s text:c="8"/>ps -o pid,ppid,pri,nice,cmd -C gnome-calculator</text:p>
      <text:p text:style-name="Preformatted_20_Text"/>
      <text:p text:style-name="Preformatted_20_Text"/>
      <text:p text:style-name="Preformatted_20_Text"><text:s text:c="5"/>cambiamos el valor de la bondad a un valor alto</text:p>
      <text:p text:style-name="Preformatted_20_Text"><text:s text:c="4"/>(la prioridad bajara). Como se esta ya ejecutando</text:p>
      <text:p text:style-name="Preformatted_20_Text"><text:s text:c="4"/>NO PUEDO USAR NICE!!!</text:p>
      <text:p text:style-name="Preformatted_20_Text"/>
      <text:p text:style-name="Preformatted_20_Text"><text:s text:c="8"/>renice -n 10 -p `pidof gnome-calculator`</text:p>
      <text:p text:style-name="Preformatted_20_Text"/>
      <text:p text:style-name="Preformatted_20_Text"/>
      <text:p text:style-name="Preformatted_20_Text"><text:s text:c="4"/>si volvemos a ver del proceso su prioridad,.... tiene</text:p>
      <text:p text:style-name="Preformatted_20_Text"><text:s text:c="3"/>q haber cambiado:</text:p>
      <text:p text:style-name="Preformatted_20_Text"/>
      <text:p text:style-name="Preformatted_20_Text"><text:s text:c="8"/>ps -o pid,ppid,pri,nice,cmd -C gnome-calculato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</text:p>
      <text:p text:style-name="Preformatted_20_Text"><text:s text:c="9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6:46.096803532</meta:creation-date>
    <dc:date>2020-02-11T20:17:20.829595901</dc:date>
    <meta:editing-duration>PT35S</meta:editing-duration>
    <meta:editing-cycles>1</meta:editing-cycles>
    <meta:document-statistic meta:table-count="0" meta:image-count="0" meta:object-count="0" meta:page-count="8" meta:paragraph-count="265" meta:word-count="1432" meta:character-count="11669" meta:non-whitespace-character-count="7333"/>
    <meta:generator>LibreOffice/6.1.5.2$Linux_X86_64 LibreOffice_project/10$Build-2</meta:generator>
  </office:meta>
</office:document-meta>
</file>